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ARTINEZ ZAVALA, TORIBI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ARTINEZ ZAVALA, TORIB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265331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7 - Trans. Aer. Caja Pollo Crioll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1</text:p>
          </table:table-cell>
          <table:table-cell table:style-name="Tableau1.D2" office:value-type="string">
            <text:p text:style-name="P18">44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1</text:p>
          </table:table-cell>
          <table:table-cell table:style-name="Tableau1.D2" office:value-type="string">
            <text:p text:style-name="P18">1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130155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97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CRIOLLOS</text:span></text:p>
          </table:table-cell>
          <table:table-cell table:style-name="Tabla5.A2" office:value-type="string">
            <text:p text:style-name="P1"><text:span text:style-name="T4">1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3:35:2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